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72.65pt"/>
    </style:style>
    <style:style style:name="co4" style:family="table-column">
      <style:table-column-properties fo:break-before="auto" style:column-width="153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 style:data-style-name="N11"/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2" style:family="table-cell" style:parent-style-name="Default" style:data-style-name="N11"/>
    <style:style style:name="ce5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10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7"/>
        <table:table-column table:style-name="co1" table:number-columns-repeated="2" table:default-cell-style-name="ce43"/>
        <table:table-column table:style-name="co1" table:number-columns-repeated="4" table:default-cell-style-name="ce37"/>
        <table:table-column table:style-name="co1" table:default-cell-style-name="ce50"/>
        <table:table-column table:style-name="co1" table:number-columns-repeated="17" table:default-cell-style-name="ce36"/>
        <table:table-row table:style-name="ro1" table:number-rows-repeated="4">
          <table:table-cell/>
          <table:table-cell table:style-name="Default" table:number-columns-repeated="25"/>
        </table:table-row>
        <table:table-row table:style-name="ro1">
          <table:table-cell/>
          <table:table-cell table:style-name="ce36"/>
          <table:table-cell table:style-name="ce39" office:value-type="string" calcext:value-type="string">
            <text:p><text:span text:style-name="T6">2 užduotis </text:span><text:span text:style-name="T7">( atsiskaityti iki 2018-11-07)</text:span></text:p>
          </table:table-cell>
          <table:table-cell table:style-name="ce36" table:number-columns-repeated="6"/>
          <table:table-cell table:number-columns-repeated="17"/>
        </table:table-row>
        <table:table-row table:style-name="ro1">
          <table:table-cell/>
          <table:table-cell table:style-name="ce36"/>
          <table:table-cell table:style-name="ce40" office:value-type="string" calcext:value-type="string">
            <text:p>Pagal nurodytus atributus sukonstruoti kredito paraiškas klasifikuojančius sprendimų medžius.</text:p>
          </table:table-cell>
          <table:table-cell table:style-name="ce36" table:number-columns-repeated="6"/>
          <table:table-cell table:number-columns-repeated="17"/>
        </table:table-row>
        <table:table-row table:style-name="ro1">
          <table:table-cell/>
          <table:table-cell table:style-name="ce36"/>
          <table:table-cell table:style-name="ce40" office:value-type="string" calcext:value-type="string">
            <text:p><text:span text:style-name="T8">Naudojami metodai: Weka klasifikatoriai</text:span><text:span text:style-name="T9"> J48, RandomTree, REPTree</text:span><text:span text:style-name="T10"> su įvairiai diskretizuotais atributais</text:span></text:p>
          </table:table-cell>
          <table:table-cell table:style-name="ce36" table:number-columns-repeated="6"/>
          <table:table-cell table:number-columns-repeated="17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Modelio įverčiai: kontrolinė imtis ir kryžminis patikrinimas</text:p>
          </table:table-cell>
          <table:table-cell table:style-name="ce36" table:number-columns-repeated="6"/>
          <table:table-cell table:number-columns-repeated="17"/>
        </table:table-row>
        <table:table-row table:style-name="ro1">
          <table:table-cell/>
          <table:table-cell table:style-name="ce36" table:number-columns-repeated="8"/>
          <table:table-cell table:number-columns-repeated="17"/>
        </table:table-row>
        <table:table-row table:style-name="ro1">
          <table:table-cell/>
          <table:table-cell table:style-name="ce36" table:number-columns-repeated="5"/>
          <table:table-cell table:style-name="ce39" table:number-columns-repeated="3"/>
          <table:table-cell table:number-columns-repeated="4"/>
          <table:table-cell table:style-name="ce39" table:number-columns-repeated="2"/>
          <table:table-cell table:number-columns-repeated="5"/>
          <table:table-cell table:style-name="ce39"/>
          <table:table-cell table:number-columns-repeated="5"/>
        </table:table-row>
        <table:table-row table:style-name="ro1">
          <table:table-cell/>
          <table:table-cell table:style-name="ce36" table:number-columns-repeated="4"/>
          <table:table-cell table:style-name="ce39" office:value-type="string" calcext:value-type="string">
            <text:p>InfMag</text:p>
          </table:table-cell>
          <table:table-cell table:style-name="ce39" table:number-columns-repeated="2"/>
          <table:table-cell table:style-name="ce36"/>
          <table:table-cell table:number-columns-repeated="17"/>
        </table:table-row>
        <table:table-row table:style-name="ro1">
          <table:table-cell/>
          <table:table-cell table:style-name="ce36"/>
          <table:table-cell table:style-name="ce41"/>
          <table:table-cell table:style-name="ce45" office:value-type="string" calcext:value-type="string" table:number-columns-spanned="6" table:number-rows-spanned="1">
            <text:p>Atributai</text:p>
          </table:table-cell>
          <table:covered-table-cell table:number-columns-repeated="5" table:style-name="ce45"/>
          <table:table-cell table:number-columns-repeated="17"/>
        </table:table-row>
        <table:table-row table:style-name="ro1">
          <table:table-cell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style-name="ce44"/>
          <table:table-cell table:style-name="ce46"/>
          <table:table-cell table:style-name="ce48" table:number-columns-repeated="4"/>
          <table:table-cell table:style-name="ce51"/>
          <table:table-cell table:number-columns-repeated="17"/>
        </table:table-row>
        <table:table-row table:style-name="ro1">
          <table:table-cell table:number-columns-repeated="2"/>
          <table:table-cell table:style-name="ce37" table:number-columns-repeated="2"/>
          <table:table-cell table:number-columns-repeated="4"/>
          <table:table-cell table:style-name="ce37" table:number-columns-repeated="9"/>
          <table:table-cell table:number-columns-repeated="9"/>
        </table:table-row>
        <table:table-row table:style-name="ro1">
          <table:table-cell/>
          <table:table-cell table:style-name="ce36" table:number-columns-repeated="8"/>
          <table:table-cell table:number-columns-repeated="17"/>
        </table:table-row>
        <table:table-row table:style-name="ro1">
          <table:table-cell/>
          <table:table-cell table:style-name="ce36" office:value-type="string" calcext:value-type="string">
            <text:p>Duomenys:</text:p>
          </table:table-cell>
          <table:table-cell table:style-name="ce36" table:number-columns-repeated="7"/>
          <table:table-cell table:number-columns-repeated="17"/>
        </table:table-row>
        <table:table-row table:style-name="ro1">
          <table:table-cell/>
          <table:table-cell table:style-name="ce36" office:value-type="string" calcext:value-type="string">
            <text:p>Credit Approval Data Set</text:p>
          </table:table-cell>
          <table:table-cell table:style-name="ce36" table:number-columns-repeated="7"/>
          <table:table-cell table:number-columns-repeated="17"/>
        </table:table-row>
        <table:table-row table:style-name="ro1">
          <table:table-cell/>
          <table:table-cell table:style-name="ce38" office:value-type="string" calcext:value-type="string">
            <text:p>http://archive.ics.uci.edu/ml/datasets/Credit+Approval</text:p>
          </table:table-cell>
          <table:table-cell table:style-name="ce36" table:number-columns-repeated="7"/>
          <table:table-cell table:number-columns-repeated="17"/>
        </table:table-row>
        <table:table-row table:style-name="ro1" table:number-rows-repeated="4">
          <table:table-cell/>
          <table:table-cell table:style-name="ce36" table:number-columns-repeated="8"/>
          <table:table-cell table:number-columns-repeated="17"/>
        </table:table-row>
        <table:table-row table:style-name="ro1">
          <table:table-cell/>
          <table:table-cell table:style-name="ce36" table:number-columns-repeated="8"/>
          <table:table-cell table:number-columns-repeated="17"/>
        </table:table-row>
      </table:table>
      <table:table table:name="J4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Discretized 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scretized 2</text:p>
          </table:table-cell>
          <table:table-cell table:number-columns-repeated="9"/>
          <table:table-cell office:value-type="string" calcext:value-type="string">
            <text:p>Discretized 3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orrectly Classified Instances </text:p>
          </table:table-cell>
          <table:table-cell office:value-type="float" office:value="518" calcext:value-type="float">
            <text:p>518</text:p>
          </table:table-cell>
          <table:table-cell table:style-name="ce52" office:value-type="percentage" office:value="0.750725" calcext:value-type="percentage">
            <text:p>75.07%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503" calcext:value-type="float">
            <text:p>503</text:p>
          </table:table-cell>
          <table:table-cell table:style-name="ce52" office:value-type="percentage" office:value="0.728986" calcext:value-type="percentage">
            <text:p>72.90%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503" calcext:value-type="float">
            <text:p>503</text:p>
          </table:table-cell>
          <table:table-cell table:style-name="ce52" office:value-type="percentage" office:value="0.728986" calcext:value-type="percentage">
            <text:p>72.90%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72" calcext:value-type="float">
            <text:p>172</text:p>
          </table:table-cell>
          <table:table-cell table:style-name="ce52" office:value-type="percentage" office:value="0.249275" calcext:value-type="percentage">
            <text:p>24.93%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87" calcext:value-type="float">
            <text:p>187</text:p>
          </table:table-cell>
          <table:table-cell table:style-name="ce52" office:value-type="percentage" office:value="0.271014" calcext:value-type="percentage">
            <text:p>27.10%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87" calcext:value-type="float">
            <text:p>187</text:p>
          </table:table-cell>
          <table:table-cell table:style-name="ce52" office:value-type="percentage" office:value="0.271014" calcext:value-type="percentage">
            <text:p>27.10%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orrectly Classified Instances </text:p>
          </table:table-cell>
          <table:table-cell office:value-type="float" office:value="168" calcext:value-type="float">
            <text:p>168</text:p>
          </table:table-cell>
          <table:table-cell table:style-name="ce52" office:value-type="percentage" office:value="0.714894" calcext:value-type="percentage">
            <text:p>71.49%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76" calcext:value-type="float">
            <text:p>176</text:p>
          </table:table-cell>
          <table:table-cell table:style-name="ce52" office:value-type="percentage" office:value="0.748936" calcext:value-type="percentage">
            <text:p>74.89%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76" calcext:value-type="float">
            <text:p>176</text:p>
          </table:table-cell>
          <table:table-cell table:style-name="ce52" office:value-type="percentage" office:value="0.748936" calcext:value-type="percentage">
            <text:p>74.89%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67" calcext:value-type="float">
            <text:p>67</text:p>
          </table:table-cell>
          <table:table-cell table:style-name="ce52" office:value-type="percentage" office:value="0.285106" calcext:value-type="percentage">
            <text:p>28.51%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59" calcext:value-type="float">
            <text:p>59</text:p>
          </table:table-cell>
          <table:table-cell table:style-name="ce52" office:value-type="percentage" office:value="0.251064" calcext:value-type="percentage">
            <text:p>25.11%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59" calcext:value-type="float">
            <text:p>59</text:p>
          </table:table-cell>
          <table:table-cell table:style-name="ce52" office:value-type="percentage" office:value="0.251064" calcext:value-type="percentage">
            <text:p>25.11%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c11 = '(-inf-0.5]'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| <text:s text:c="2"/>c5 = gg: + (2.03/0.01)</text:p>
          </table:table-cell>
          <table:table-cell table:number-columns-repeated="8"/>
          <table:table-cell office:value-type="string" calcext:value-type="string">
            <text:p>c11 = '(-inf-0.5]': - (395.0/98.0)</text:p>
          </table:table-cell>
          <table:table-cell table:number-columns-repeated="5"/>
          <table:table-cell office:value-type="string" calcext:value-type="string">
            <text:p>c11 = '(-inf-0.5]': - (395.0/98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c5 != gg: - (392.97/95.98)</text:p>
          </table:table-cell>
          <table:table-cell table:number-columns-repeated="8"/>
          <table:table-cell office:value-type="string" calcext:value-type="string">
            <text:p>c11 = '(0.5-3.5]'</text:p>
          </table:table-cell>
          <table:table-cell table:number-columns-repeated="5"/>
          <table:table-cell office:value-type="string" calcext:value-type="string">
            <text:p>c11 = '(0.5-2.5]'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11 != '(-inf-0.5]'</text:p>
          </table:table-cell>
          <table:table-cell table:number-columns-repeated="8"/>
          <table:table-cell office:value-type="string" calcext:value-type="string">
            <text:p>| <text:s text:c="2"/>c7 = v</text:p>
          </table:table-cell>
          <table:table-cell table:number-columns-repeated="5"/>
          <table:table-cell office:value-type="string" calcext:value-type="string">
            <text:p>| <text:s text:c="2"/>c7 = v: - (70.0/31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c7 = ff: - (24.0/6.0)</text:p>
          </table:table-cell>
          <table:table-cell table:number-columns-repeated="8"/>
          <table:table-cell office:value-type="string" calcext:value-type="string">
            <text:p>| <text:s text:c="2"/>| <text:s text:c="2"/>c3 = '(-inf-1.52]': - (34.0/13.0)</text:p>
          </table:table-cell>
          <table:table-cell table:number-columns-repeated="5"/>
          <table:table-cell office:value-type="string" calcext:value-type="string">
            <text:p>| <text:s text:c="2"/>c7 = h: + (23.0/7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c7 != ff</text:p>
          </table:table-cell>
          <table:table-cell table:number-columns-repeated="8"/>
          <table:table-cell office:value-type="string" calcext:value-type="string">
            <text:p>| <text:s text:c="2"/>| <text:s text:c="2"/>c3 = '(1.52-5.27]': + (31.0/12.0)</text:p>
          </table:table-cell>
          <table:table-cell table:number-columns-repeated="5"/>
          <table:table-cell office:value-type="string" calcext:value-type="string">
            <text:p>| <text:s text:c="2"/>c7 = bb: + (5.0/1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c2 = '(-inf-28.46]'</text:p>
          </table:table-cell>
          <table:table-cell table:number-columns-repeated="8"/>
          <table:table-cell office:value-type="string" calcext:value-type="string">
            <text:p>| <text:s text:c="2"/>| <text:s text:c="2"/>c3 = '(5.27-inf)': + (23.0/8.0)</text:p>
          </table:table-cell>
          <table:table-cell table:number-columns-repeated="5"/>
          <table:table-cell office:value-type="string" calcext:value-type="string">
            <text:p>| <text:s text:c="2"/>c7 = j: - (1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c7 = h</text:p>
          </table:table-cell>
          <table:table-cell table:number-columns-repeated="8"/>
          <table:table-cell office:value-type="string" calcext:value-type="string">
            <text:p>| <text:s text:c="2"/>c7 = h: + (30.0/10.0)</text:p>
          </table:table-cell>
          <table:table-cell table:number-columns-repeated="5"/>
          <table:table-cell office:value-type="string" calcext:value-type="string">
            <text:p>| <text:s text:c="2"/>c7 = n: - (1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c5 = g: + (25.0/3.0)</text:p>
          </table:table-cell>
          <table:table-cell table:number-columns-repeated="8"/>
          <table:table-cell office:value-type="string" calcext:value-type="string">
            <text:p>| <text:s text:c="2"/>c7 = bb: + (6.0/2.0)</text:p>
          </table:table-cell>
          <table:table-cell table:number-columns-repeated="5"/>
          <table:table-cell office:value-type="string" calcext:value-type="string">
            <text:p>| <text:s text:c="2"/>c7 = z: + (2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c5 != g: - (4.0/1.0)</text:p>
          </table:table-cell>
          <table:table-cell table:number-columns-repeated="8"/>
          <table:table-cell office:value-type="string" calcext:value-type="string">
            <text:p>| <text:s text:c="2"/>c7 = j: - (1.0)</text:p>
          </table:table-cell>
          <table:table-cell table:number-columns-repeated="5"/>
          <table:table-cell office:value-type="string" calcext:value-type="string">
            <text:p>| <text:s text:c="2"/>c7 = dd: - (1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c7 != h</text:p>
          </table:table-cell>
          <table:table-cell table:number-columns-repeated="8"/>
          <table:table-cell office:value-type="string" calcext:value-type="string">
            <text:p>| <text:s text:c="2"/>c7 = n: - (1.0)</text:p>
          </table:table-cell>
          <table:table-cell table:number-columns-repeated="5"/>
          <table:table-cell office:value-type="string" calcext:value-type="string">
            <text:p>| <text:s text:c="2"/>c7 = ff: - (13.0/1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c3 = '(-inf-2.7925]'</text:p>
          </table:table-cell>
          <table:table-cell table:number-columns-repeated="8"/>
          <table:table-cell office:value-type="string" calcext:value-type="string">
            <text:p>| <text:s text:c="2"/>c7 = z: + (2.0)</text:p>
          </table:table-cell>
          <table:table-cell table:number-columns-repeated="5"/>
          <table:table-cell office:value-type="string" calcext:value-type="string">
            <text:p>| <text:s text:c="2"/>c7 = o: - (0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| <text:s text:c="2"/>c1 = a: - (16.3/5.3)</text:p>
          </table:table-cell>
          <table:table-cell table:number-columns-repeated="8"/>
          <table:table-cell office:value-type="string" calcext:value-type="string">
            <text:p>| <text:s text:c="2"/>c7 = dd: - (1.0)</text:p>
          </table:table-cell>
          <table:table-cell table:number-columns-repeated="5"/>
          <table:table-cell office:value-type="string" calcext:value-type="string">
            <text:p>c11 = '(2.5-6.5]': + (84.0/16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| <text:s text:c="2"/>c1 != a</text:p>
          </table:table-cell>
          <table:table-cell table:number-columns-repeated="8"/>
          <table:table-cell office:value-type="string" calcext:value-type="string">
            <text:p>| <text:s text:c="2"/>c7 = ff: - (15.0/1.0)</text:p>
          </table:table-cell>
          <table:table-cell table:number-columns-repeated="5"/>
          <table:table-cell office:value-type="string" calcext:value-type="string">
            <text:p>c11 = '(6.5-inf)': + (95.0/8.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| <text:s text:c="2"/>| <text:s text:c="2"/>c7 = v: + (35.7/13.0)</text:p>
          </table:table-cell>
          <table:table-cell table:number-columns-repeated="8"/>
          <table:table-cell office:value-type="string" calcext:value-type="string">
            <text:p>| <text:s text:c="2"/>c7 = o: + (0.0)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| <text:s text:c="2"/>| <text:s text:c="2"/>c7 != v: - (2.0)</text:p>
          </table:table-cell>
          <table:table-cell table:number-columns-repeated="8"/>
          <table:table-cell office:value-type="string" calcext:value-type="string">
            <text:p>c11 = '(3.5-inf)': + (151.0/16.0)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| <text:s text:c="2"/>| <text:s text:c="2"/>c3 != '(-inf-2.7925]': + (51.5/15.0)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| <text:s text:c="2"/>| <text:s text:c="2"/>c2 != '(-inf-28.46]': + (136.5/21.0)</text:p>
          </table:table-cell>
          <table:table-cell table:number-columns-repeated="22"/>
        </table:table-row>
      </table:table>
      <table:table table:name="RandomTree" table:style-name="ta1">
        <table:table-column table:style-name="co1" table:number-columns-repeated="2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Discretized 2</text:p>
          </table:table-cell>
          <table:table-cell table:number-columns-repeated="9"/>
          <table:table-cell office:value-type="string" calcext:value-type="string">
            <text:p>Discretized 3</text:p>
          </table:table-cell>
          <table:table-cell table:number-columns-repeated="8"/>
          <table:table-cell office:value-type="string" calcext:value-type="string">
            <text:p>Discretized 4</text:p>
          </table:table-cell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497" calcext:value-type="float">
            <text:p>497</text:p>
          </table:table-cell>
          <table:table-cell table:style-name="ce52" office:value-type="percentage" office:value="0.72029" calcext:value-type="percentage">
            <text:p>72.03%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469" calcext:value-type="float">
            <text:p>469</text:p>
          </table:table-cell>
          <table:table-cell table:style-name="ce52" office:value-type="percentage" office:value="0.67971" calcext:value-type="percentage">
            <text:p>67.97%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rrectly Classified Instances </text:p>
          </table:table-cell>
          <table:table-cell office:value-type="float" office:value="468" calcext:value-type="float">
            <text:p>468</text:p>
          </table:table-cell>
          <table:table-cell table:style-name="ce52" office:value-type="percentage" office:value="0.678261" calcext:value-type="percentage">
            <text:p>67.83%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93" calcext:value-type="float">
            <text:p>193</text:p>
          </table:table-cell>
          <table:table-cell table:style-name="ce52" office:value-type="percentage" office:value="0.27971" calcext:value-type="percentage">
            <text:p>27.97%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221" calcext:value-type="float">
            <text:p>221</text:p>
          </table:table-cell>
          <table:table-cell table:style-name="ce52" office:value-type="percentage" office:value="0.32029" calcext:value-type="percentage">
            <text:p>32.03%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correctly Classified Instances </text:p>
          </table:table-cell>
          <table:table-cell office:value-type="float" office:value="222" calcext:value-type="float">
            <text:p>222</text:p>
          </table:table-cell>
          <table:table-cell table:style-name="ce52" office:value-type="percentage" office:value="0.321739" calcext:value-type="percentage">
            <text:p>32.17%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57" calcext:value-type="float">
            <text:p>157</text:p>
          </table:table-cell>
          <table:table-cell table:style-name="ce52" office:value-type="percentage" office:value="0.668085" calcext:value-type="percentage">
            <text:p>66.81%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57" calcext:value-type="float">
            <text:p>157</text:p>
          </table:table-cell>
          <table:table-cell table:style-name="ce52" office:value-type="percentage" office:value="0.668085" calcext:value-type="percentage">
            <text:p>66.81%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orrectly Classified Instances </text:p>
          </table:table-cell>
          <table:table-cell office:value-type="float" office:value="165" calcext:value-type="float">
            <text:p>165</text:p>
          </table:table-cell>
          <table:table-cell table:style-name="ce52" office:value-type="percentage" office:value="0.702128" calcext:value-type="percentage">
            <text:p>70.21%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78" calcext:value-type="float">
            <text:p>78</text:p>
          </table:table-cell>
          <table:table-cell table:style-name="ce52" office:value-type="percentage" office:value="0.331915" calcext:value-type="percentage">
            <text:p>33.19%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78" calcext:value-type="float">
            <text:p>78</text:p>
          </table:table-cell>
          <table:table-cell table:style-name="ce52" office:value-type="percentage" office:value="0.331915" calcext:value-type="percentage">
            <text:p>33.19%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correctly Classified Instances </text:p>
          </table:table-cell>
          <table:table-cell office:value-type="float" office:value="70" calcext:value-type="float">
            <text:p>70</text:p>
          </table:table-cell>
          <table:table-cell table:style-name="ce52" office:value-type="percentage" office:value="0.297872" calcext:value-type="percentage">
            <text:p>29.79%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c3 = '(-inf-2.7925]'</text:p>
          </table:table-cell>
          <table:table-cell table:number-columns-repeated="9"/>
          <table:table-cell office:value-type="string" calcext:value-type="string">
            <text:p>c11 = '(-inf-0.5]'</text:p>
          </table:table-cell>
          <table:table-cell table:number-columns-repeated="8"/>
          <table:table-cell office:value-type="string" calcext:value-type="string">
            <text:p>c7 = 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v</text:p>
          </table:table-cell>
          <table:table-cell table:number-columns-repeated="9"/>
          <table:table-cell office:value-type="string" calcext:value-type="string">
            <text:p>| <text:s text:c="2"/>c7 = v</text:p>
          </table:table-cell>
          <table:table-cell table:number-columns-repeated="8"/>
          <table:table-cell office:value-type="string" calcext:value-type="string">
            <text:p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- (6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12.66/0.4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1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- (9.13/3.4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23.69/5.4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14.16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6.56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36.64/6.4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2.42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- (34.1/5.4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7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- (2.72/0.59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9/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4.31/1.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18.42/6.4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13.9/4.47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- (3.49/0.2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3.4/0.1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16.36/1.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-inf-1.52]' : + (4.21/1.79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- (20.3/2.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1.52-5.27]' : - (5.31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+ (2.14/0.14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5.27-inf)' : - (4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1 = '(0.5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4.71/0.2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-inf-1.52]' : - (12.8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7.95/1.37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1.52-5.27]' : - (17/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12.32/3.3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5.27-inf)' : - (8.31/2.31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25.68/9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+ (2.91/1.3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2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-inf-1.52]' : - (3.68/1.4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4.93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10/4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1.52-5.27]' : - (5.28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1.1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5.27-inf)' : +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c3 = '(1.02-2.85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+ (6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-inf-1.52]' : - (12.16/2.43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1.52-5.27]' : - (17/6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19/6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5.27-inf)' : - (5.88/2.28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+ (4/0)</text:p>
          </table:table-cell>
          <table:table-cell table:number-columns-repeated="9"/>
          <table:table-cell office:value-type="string" calcext:value-type="string">
            <text:p>| <text:s text:c="2"/>| <text:s text:c="2"/>c5 = p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4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3.14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h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- (5.48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- (1.17/0.17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- (2.14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+ (0.17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5.18/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- (0.05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- (10.71/0.17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5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- (11.4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4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- (6.57/2.17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- (9.23/4.11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- (5.26/1.06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 : - (4.4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4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2.45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0.5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6.86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5.95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5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 : - (3.97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15.76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6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8.76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p : -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+ (2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5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8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2.45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- (2.33/0.18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3/1)</text:p>
          </table:table-cell>
          <table:table-cell table:number-columns-repeated="8"/>
          <table:table-cell office:value-type="string" calcext:value-type="string">
            <text:p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8.19/3.09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 : - (4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- (7.19/2.08)</text:p>
          </table:table-cell>
          <table:table-cell table:number-columns-repeated="9"/>
          <table:table-cell office:value-type="string" calcext:value-type="string">
            <text:p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c7 = h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2.26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0.5-inf)'</text:p>
          </table:table-cell>
          <table:table-cell table:number-columns-repeated="9"/>
          <table:table-cell office:value-type="string" calcext:value-type="string">
            <text:p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9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p : - (3.5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3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 : + (5.25/2.1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6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p : + (3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+ (4.1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6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4.15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b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+ (0.1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p : - (2.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+ (3.25/0.1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- (1.09/0.07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p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 : - (1.1/0.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3.4/1.34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4.32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+ (1.1/0.08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- (3.1/0.05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10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p : - (3.6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+ (2.1/1.05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2.07/1)</text:p>
          </table:table-cell>
          <table:table-cell table:number-columns-repeated="9"/>
          <table:table-cell office:value-type="string" calcext:value-type="string">
            <text:p>| <text:s text:c="2"/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- (4.27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- (0.01/0)</text:p>
          </table:table-cell>
          <table:table-cell table:number-columns-repeated="9"/>
          <table:table-cell office:value-type="string" calcext:value-type="string">
            <text:p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8.59/4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2.54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- (10.85/2.07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+ (2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- (1.08/0.0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- (0.28/0)</text:p>
          </table:table-cell>
          <table:table-cell table:number-columns-repeated="8"/>
          <table:table-cell office:value-type="string" calcext:value-type="string">
            <text:p>| <text:s text:c="2"/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1 = '(0.5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 : - (2.04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-inf-28.46]'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6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10.52/4.5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-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+ (2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2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7.32/2.3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+ (2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- (3.1/0.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- (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2.06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j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- (2.9/1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1 = '(-inf-0.5]' : - (2.03/0.0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+ (6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1 = '(0.5-inf)' : -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- (2.1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28.46-inf)' : - (1.03/0.0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 = b : + (1.07/0.04)</text:p>
          </table:table-cell>
          <table:table-cell table:number-columns-repeated="9"/>
          <table:table-cell office:value-type="string" calcext:value-type="string">
            <text:p>| <text:s text:c="2"/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n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 = a : + (0.02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-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3/1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+ (2/1)</text:p>
          </table:table-cell>
          <table:table-cell table:number-columns-repeated="8"/>
          <table:table-cell office:value-type="string" calcext:value-type="string">
            <text:p>| <text:s text:c="2"/>c11 = '(0.5-2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p : - (5/0)</text:p>
          </table:table-cell>
          <table:table-cell table:number-columns-repeated="8"/>
          <table:table-cell office:value-type="string" calcext:value-type="string">
            <text:p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 : + (1.0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p : - (1.02/0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- (3.4/1.4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28.46-inf)' : - (0.03/0.0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 : + (4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0.5-inf)' : -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z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 : + (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+ (4.4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dd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+ (2.18/0.18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+ (2.6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-inf-0.5]' : - (2.04/0.0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+ (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0.5-inf)' : -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- (4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2 = '(28.46-inf)' : + (0.04/0.02)</text:p>
          </table:table-cell>
          <table:table-cell table:number-columns-repeated="9"/>
          <table:table-cell office:value-type="string" calcext:value-type="string">
            <text:p>| <text:s text:c="2"/>c7 = b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+ (3.6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ff</text:p>
          </table:table-cell>
          <table:table-cell table:number-columns-repeated="9"/>
          <table:table-cell office:value-type="string" calcext:value-type="string">
            <text:p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c5 = 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-inf-1.52]' : + (1.28/0.19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1.52-5.27]' : + (1.09/0.09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1 = '(-inf-0.5]' : - (4.11/0.11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5.27-inf)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1 = '(0.5-inf)'</text:p>
          </table:table-cell>
          <table:table-cell table:number-columns-repeated="9"/>
          <table:table-cell office:value-type="string" calcext:value-type="string">
            <text:p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2.4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+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- (3.6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 : + (0.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 : + (3.36/1.36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1.52-5.27]' : - (7.46/0)</text:p>
          </table:table-cell>
          <table:table-cell table:number-columns-repeated="8"/>
          <table:table-cell office:value-type="string" calcext:value-type="string">
            <text:p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3.11/0.06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5.27-inf)' : -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- (4.11/0.06)</text:p>
          </table:table-cell>
          <table:table-cell table:number-columns-repeated="9"/>
          <table:table-cell office:value-type="string" calcext:value-type="string">
            <text:p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1 = '(0.5-inf)' : - (2/0)</text:p>
          </table:table-cell>
          <table:table-cell table:number-columns-repeated="9"/>
          <table:table-cell office:value-type="string" calcext:value-type="string">
            <text:p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-inf-1.52]' : + (2.1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1.52-5.27]' : - (0.15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4.11/0.03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5.27-inf)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- (1.08/0.03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p : - (0.0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28.46-inf)' : - (4.19/0.07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1 = '(0.5-inf)' : - (2/0)</text:p>
          </table:table-cell>
          <table:table-cell table:number-columns-repeated="9"/>
          <table:table-cell office:value-type="string" calcext:value-type="string">
            <text:p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5 = gg : + (1.02/0.0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-inf-1.52]' : - (3.75/1.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4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o : - (1.02/0.0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3 = '(2.7925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- (11.85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11 = '(-inf-0.5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- (1.64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5.27-inf)' : - (1.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c7 = j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v : - (15.49/6)</text:p>
          </table:table-cell>
          <table:table-cell table:number-columns-repeated="9"/>
          <table:table-cell office:value-type="string" calcext:value-type="string">
            <text:p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h : - (5/2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 : +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+ (4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bb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p : -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j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n : + (0/0)</text:p>
          </table:table-cell>
          <table:table-cell table:number-columns-repeated="9"/>
          <table:table-cell office:value-type="string" calcext:value-type="string">
            <text:p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-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z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-inf-1.52]' : + (0.02/0)</text:p>
          </table:table-cell>
          <table:table-cell table:number-columns-repeated="8"/>
          <table:table-cell office:value-type="string" calcext:value-type="string">
            <text:p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dd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1.52-5.27]' : - (2.02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ff : - (1.49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5.27-inf)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o : + (0/0)</text:p>
          </table:table-cell>
          <table:table-cell table:number-columns-repeated="9"/>
          <table:table-cell office:value-type="string" calcext:value-type="string">
            <text:p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v : - (28.49/9.49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- (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h : + (4/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-inf-1.52]' : - (1.02/0.0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bb : - (3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1.52-5.27]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j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3 = '(5.27-inf)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n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 : - (0.05/0.0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z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p : - (0.02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p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dd : + (2/1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ff : - (1/0)</text:p>
          </table:table-cell>
          <table:table-cell table:number-columns-repeated="9"/>
          <table:table-cell office:value-type="string" calcext:value-type="string">
            <text:p>| <text:s text:c="2"/>c7 = n</text:p>
          </table:table-cell>
          <table:table-cell table:number-columns-repeated="8"/>
          <table:table-cell office:value-type="string" calcext:value-type="string">
            <text:p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7 = o : + (0/0)</text:p>
          </table:table-cell>
          <table:table-cell table:number-columns-repeated="9"/>
          <table:table-cell office:value-type="string" calcext:value-type="string">
            <text:p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-inf-1.02]'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 : +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1.02-2.855]'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v</text:p>
          </table:table-cell>
          <table:table-cell table:number-columns-repeated="9"/>
          <table:table-cell office:value-type="string" calcext:value-type="string">
            <text:p>| <text:s text:c="2"/>| <text:s text:c="2"/>| <text:s text:c="2"/>c5 = p : -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2.855-7.375]' : +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9.51/4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7.375-inf)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- (23.02/7.51)</text:p>
          </table:table-cell>
          <table:table-cell table:number-columns-repeated="9"/>
          <table:table-cell office:value-type="string" calcext:value-type="string">
            <text:p>| <text:s text:c="2"/>| <text:s text:c="2"/>c3 = '(1.52-5.27]' : - (0.01/0)</text:p>
          </table:table-cell>
          <table:table-cell table:number-columns-repeated="8"/>
          <table:table-cell office:value-type="string" calcext:value-type="string">
            <text:p>| <text:s text:c="2"/>c11 = '(2.5-6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h</text:p>
          </table:table-cell>
          <table:table-cell table:number-columns-repeated="9"/>
          <table:table-cell office:value-type="string" calcext:value-type="string">
            <text:p>| <text:s text:c="2"/>| <text:s text:c="2"/>c3 = '(5.27-inf)' : - (0.01/0)</text:p>
          </table:table-cell>
          <table:table-cell table:number-columns-repeated="8"/>
          <table:table-cell office:value-type="string" calcext:value-type="string">
            <text:p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4/2)</text:p>
          </table:table-cell>
          <table:table-cell table:number-columns-repeated="9"/>
          <table:table-cell office:value-type="string" calcext:value-type="string">
            <text:p>| <text:s text:c="2"/>c7 = z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9.21/3.21)</text:p>
          </table:table-cell>
          <table:table-cell table:number-columns-repeated="9"/>
          <table:table-cell office:value-type="string" calcext:value-type="string">
            <text:p>| <text:s text:c="2"/>| <text:s text:c="2"/>c5 = g : -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bb : - (12.19/0)</text:p>
          </table:table-cell>
          <table:table-cell table:number-columns-repeated="9"/>
          <table:table-cell office:value-type="string" calcext:value-type="string">
            <text:p>| <text:s text:c="2"/>| <text:s text:c="2"/>c5 = p : + (1.03/0.0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-inf-22.625]' : -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j : + (1.02/0.02)</text:p>
          </table:table-cell>
          <table:table-cell table:number-columns-repeated="9"/>
          <table:table-cell office:value-type="string" calcext:value-type="string">
            <text:p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2.625-28.46]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n : + (0/0)</text:p>
          </table:table-cell>
          <table:table-cell table:number-columns-repeated="9"/>
          <table:table-cell office:value-type="string" calcext:value-type="string">
            <text:p>| <text:s text:c="2"/>c7 = dd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8.46-38.21]' : +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z : - (1.02/0)</text:p>
          </table:table-cell>
          <table:table-cell table:number-columns-repeated="9"/>
          <table:table-cell office:value-type="string" calcext:value-type="string">
            <text:p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38.21-inf)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dd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-inf-24]' : + (1.01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ff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24-34.21]' : - (1.01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-inf-22.625]'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2.51/0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34.21-inf)' : - (0.03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2.625-28.46]' : + (4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1.06/0.06)</text:p>
          </table:table-cell>
          <table:table-cell table:number-columns-repeated="9"/>
          <table:table-cell office:value-type="string" calcext:value-type="string">
            <text:p>| <text:s text:c="2"/>| <text:s text:c="2"/>c5 = p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7 = o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38.21-inf)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v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 : - (1.01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24-34.21]' : - (0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3/1)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34.21-inf)' : - (0.03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- (11.24/3)</text:p>
          </table:table-cell>
          <table:table-cell table:number-columns-repeated="9"/>
          <table:table-cell office:value-type="string" calcext:value-type="string">
            <text:p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c7 = ff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1/0)</text:p>
          </table:table-cell>
          <table:table-cell table:number-columns-repeated="9"/>
          <table:table-cell office:value-type="string" calcext:value-type="string">
            <text:p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c3 = '(1.02-2.855]' : + (1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- (7.76/1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h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 : + (5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- (4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- (1.04/0.0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+ (1.17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4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- (2.04/0.0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+ (1.17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+ (2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bb : - (4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+ (0.09/0.0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 : - (1.33/0.33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j : -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p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n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- (2.09/0.0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z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1.52-5.27]' : - (6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2.3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dd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c3 = '(7.375-inf)' : + (16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ff : - (6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a : - (3/0)</text:p>
          </table:table-cell>
          <table:table-cell table:number-columns-repeated="8"/>
          <table:table-cell office:value-type="string" calcext:value-type="string">
            <text:p>| <text:s text:c="2"/>c11 = '(6.5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7 = o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5 = gg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-inf-1.02]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11 = '(0.5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1.02-2.855]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v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+ (1.09/0.09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2.855-7.375]' : + (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c5 = p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-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17.41/5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25.12/8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- (1.08/0.0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4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 : + (0.04/0)</text:p>
          </table:table-cell>
          <table:table-cell table:number-columns-repeated="8"/>
          <table:table-cell office:value-type="string" calcext:value-type="string">
            <text:p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4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 : - (1.12/0.08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1.52-5.27]' : - (8.17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2 = '(28.46-inf)'</text:p>
          </table:table-cell>
          <table:table-cell table:number-columns-repeated="9"/>
          <table:table-cell office:value-type="string" calcext:value-type="string">
            <text:p>| <text:s text:c="2"/>| <text:s text:c="2"/>| <text:s text:c="2"/>c3 = '(5.27-inf)' : -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c5 = gg : +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+ (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14/1)</text:p>
          </table:table-cell>
          <table:table-cell table:number-columns-repeated="9"/>
          <table:table-cell office:value-type="string" calcext:value-type="string">
            <text:p>| <text:s text:c="2"/>c7 = o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23.47/3)</text:p>
          </table:table-cell>
          <table:table-cell table:number-columns-repeated="9"/>
          <table:table-cell office:value-type="string" calcext:value-type="string">
            <text:p>| <text:s text:c="2"/>| <text:s text:c="2"/>c5 = g : -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1.02-2.855]' : + (5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c5 = p : - (0.01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2.855-7.375]' : + (8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- (1/0)</text:p>
          </table:table-cell>
          <table:table-cell table:number-columns-repeated="9"/>
          <table:table-cell office:value-type="string" calcext:value-type="string">
            <text:p>| <text:s text:c="2"/>| <text:s text:c="2"/>c5 = gg : + (1.02/0.01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7.375-inf)' : + (1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+ (3/0)</text:p>
          </table:table-cell>
          <table:table-cell table:number-columns-repeated="9"/>
          <table:table-cell office:value-type="string" calcext:value-type="string">
            <text:p>c11 = '(0.5-3.5]'</text:p>
          </table:table-cell>
          <table:table-cell table:number-columns-repeated="8"/>
          <table:table-cell office:value-type="string" calcext:value-type="string">
            <text:p>c7 = 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c7 = v</text:p>
          </table:table-cell>
          <table:table-cell table:number-columns-repeated="8"/>
          <table:table-cell office:value-type="string" calcext:value-type="string">
            <text:p>| <text:s text:c="2"/>c5 = 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h</text:p>
          </table:table-cell>
          <table:table-cell table:number-columns-repeated="9"/>
          <table:table-cell office:value-type="string" calcext:value-type="string">
            <text:p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 : + (2.15/0.15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+ (9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-inf-24]' : - (7.33/1.3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+ (6/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24-34.21]' : -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-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2 = '(34.21-inf)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+ (5/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p : + (2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2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+ (20/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p</text:p>
          </table:table-cell>
          <table:table-cell table:number-columns-repeated="9"/>
          <table:table-cell office:value-type="string" calcext:value-type="string">
            <text:p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+ (4.67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+ (4.15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1 = b : - (2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- (4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2 = '(28.46-inf)' : + (3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+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b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+ (8/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 = a : + (4.29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- (4.15/0.15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 = b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+ (3/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-inf-28.46]' : - (1.71/0.7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 : - (4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+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| <text:s text:c="2"/>c2 = '(28.46-inf)' : + (7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p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p : + (2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j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- (1.31/0.15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n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+ (4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z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+ (5/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 = a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+ (6.3/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- (1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1 = b : + (5/1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dd : + (1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- (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 : + (3.15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ff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+ (10.57/5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+ (0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+ (4/2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2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 : - (7/3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| <text:s text:c="2"/>c1 = b : + (2.1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+ (2.2/0.2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p : - (3/0)</text:p>
          </table:table-cell>
          <table:table-cell table:number-columns-repeated="9"/>
          <table:table-cell office:value-type="string" calcext:value-type="string">
            <text:p>| <text:s text:c="2"/>| <text:s text:c="2"/>| <text:s text:c="2"/>c5 = p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+ (3/0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-inf-24]' : + (3/1)</text:p>
          </table:table-cell>
          <table:table-cell table:number-columns-repeated="8"/>
          <table:table-cell office:value-type="string" calcext:value-type="string">
            <text:p>| <text:s text:c="2"/>| <text:s text:c="2"/>c11 = '(0.5-2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7 = o : + (0/0)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2 = '(24-34.21]' : +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2 = '(34.21-inf)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-inf-22.62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2.625-28.46]' : + (2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38.21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2 = '(-inf-24]' : + (5.45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2 = '(24-34.21]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2 = '(34.21-inf)' : +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+ (4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p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2 = '(-inf-24]' : + (8.55/4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2 = '(24-34.21]' : + (2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2 = '(34.21-inf)' : +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h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-inf-1.02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3 = '(-inf-1.52]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1.02-2.855]' : + (2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3 = '(1.52-5.27]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3 = '(7.37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a : +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2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b : + (2/1)</text:p>
          </table:table-cell>
          <table:table-cell table:number-columns-repeated="8"/>
          <table:table-cell office:value-type="string" calcext:value-type="string">
            <text:p>| <text:s text:c="2"/>| <text:s text:c="2"/>c11 = '(2.5-6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a : - (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b : + (4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+ (2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+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 : + (1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b : + (3/1)</text:p>
          </table:table-cell>
          <table:table-cell table:number-columns-repeated="8"/>
          <table:table-cell office:value-type="string" calcext:value-type="string">
            <text:p>| <text:s text:c="2"/>| <text:s text:c="2"/>c11 = '(6.5-inf)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3 = '(5.27-inf)' : +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-inf-1.02]' : +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1.02-2.855]' : + (3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3 = '(-inf-1.52]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3 = '(1.52-5.27]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3 = '(5.27-inf)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 : + (4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p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+ (3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-inf-24]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4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+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3 = '(-inf-1.52]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3 = '(1.52-5.27]' : - (3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2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3 = '(5.27-inf)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34.21-inf)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4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c5 = p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bb</text:p>
          </table:table-cell>
          <table:table-cell table:number-columns-repeated="8"/>
          <table:table-cell office:value-type="string" calcext:value-type="string">
            <text:p>| <text:s text:c="2"/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-inf-24]'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 : - (2.05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1.52-5.27]'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5.27-inf)'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- (4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34.21-inf)' : +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j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n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+ (0.05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z : +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2.05/0.05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dd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+ (1.2/0.2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ff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-inf-24]' : - (2.14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-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24-34.21]' : - (6.43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 : + (0.1/0.05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-inf-1.52]' : + (1.43/0.43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1.52-5.27]' : -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a : - (1.33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5.27-inf)' : -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1 = b : - (2.67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11 = '(3.5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3 = '(-inf-1.52]'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v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-inf-1.02]' : + (1.05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1.02-2.855]' : - (3.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 : -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3 = '(7.375-inf)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5 = g : - (3/1)</text:p>
          </table:table-cell>
          <table:table-cell table:number-columns-repeated="8"/>
          <table:table-cell office:value-type="string" calcext:value-type="string">
            <text:p>| <text:s text:c="2"/>| <text:s text:c="2"/>c11 = '(0.5-2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5 = p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-inf-22.62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 : + (4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2.625-28.46]' : -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 : + (7/1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28.46-38.21]' : +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2 = '(34.21-inf)' : + (5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2 = '(38.21-inf)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h : + (5/0)</text:p>
          </table:table-cell>
          <table:table-cell table:number-columns-repeated="8"/>
          <table:table-cell office:value-type="string" calcext:value-type="string">
            <text:p>| <text:s text:c="2"/>| <text:s text:c="2"/>c11 = '(2.5-6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bb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-inf-1.02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g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p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7.37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j : + (0/0)</text:p>
          </table:table-cell>
          <table:table-cell table:number-columns-repeated="8"/>
          <table:table-cell office:value-type="string" calcext:value-type="string">
            <text:p>| <text:s text:c="2"/>| <text:s text:c="2"/>c11 = '(6.5-inf)' : + (3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n : + (0/0)</text:p>
          </table:table-cell>
          <table:table-cell table:number-columns-repeated="8"/>
          <table:table-cell office:value-type="string" calcext:value-type="string">
            <text:p>| <text:s text:c="2"/>c5 = gg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z : + (0/0)</text:p>
          </table:table-cell>
          <table:table-cell table:number-columns-repeated="8"/>
          <table:table-cell office:value-type="string" calcext:value-type="string">
            <text:p>c7 = b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dd : + (0/0)</text:p>
          </table:table-cell>
          <table:table-cell table:number-columns-repeated="8"/>
          <table:table-cell office:value-type="string" calcext:value-type="string">
            <text:p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ff : - (2/0)</text:p>
          </table:table-cell>
          <table:table-cell table:number-columns-repeated="8"/>
          <table:table-cell office:value-type="string" calcext:value-type="string">
            <text:p>| <text:s text:c="2"/>| <text:s text:c="2"/>c2 = '(-inf-22.625]' : + (1.19/0.19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3 = '(1.52-5.27]'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 : + (0.09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-inf-24]' : + (7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 : + (2.29/0.2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c2 = '(28.46-38.21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-inf-0.5]' : - (1.47/0.09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v : + (4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0.5-2.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h : + (7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2.5-6.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bb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6.5-inf)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j : + (0/0)</text:p>
          </table:table-cell>
          <table:table-cell table:number-columns-repeated="8"/>
          <table:table-cell office:value-type="string" calcext:value-type="string">
            <text:p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n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z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a : + (2.09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dd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 = b : + (1.39/0.39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ff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0.5-2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2.5-6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p : + (2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6.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c3 = '(1.02-2.85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c2 = '(-inf-22.62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v : + (10/0)</text:p>
          </table:table-cell>
          <table:table-cell table:number-columns-repeated="8"/>
          <table:table-cell office:value-type="string" calcext:value-type="string">
            <text:p>| <text:s text:c="2"/>| <text:s text:c="2"/>c2 = '(22.625-28.46]' : - (2.09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h : + (6/0)</text:p>
          </table:table-cell>
          <table:table-cell table:number-columns-repeated="8"/>
          <table:table-cell office:value-type="string" calcext:value-type="string">
            <text:p>| <text:s text:c="2"/>| <text:s text:c="2"/>c2 = '(28.46-38.21]' : - (7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bb : + (4/0)</text:p>
          </table:table-cell>
          <table:table-cell table:number-columns-repeated="8"/>
          <table:table-cell office:value-type="string" calcext:value-type="string">
            <text:p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j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n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-inf-0.5]' : - (3/1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z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0.5-2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dd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2.5-6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ff : -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6.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5 = p : - (0.09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3 = '(5.27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-inf-24]'</text:p>
          </table:table-cell>
          <table:table-cell table:number-columns-repeated="8"/>
          <table:table-cell office:value-type="string" calcext:value-type="string">
            <text:p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1 = a</text:p>
          </table:table-cell>
          <table:table-cell table:number-columns-repeated="8"/>
          <table:table-cell office:value-type="string" calcext:value-type="string">
            <text:p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v : + (9/2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-inf-0.5]' : - (2.19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h : +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0.5-2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bb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2.5-6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j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6.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n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1 = 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z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dd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-inf-22.62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ff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2.625-28.46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28.46-38.21]' : - (3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p : +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| <text:s text:c="2"/>c2 = '(38.21-inf)' : - (5.9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0.5-2.5]' : +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1 = b : + (7/0)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2.5-6.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24-34.21]'</text:p>
          </table:table-cell>
          <table:table-cell table:number-columns-repeated="8"/>
          <table:table-cell office:value-type="string" calcext:value-type="string">
            <text:p>| <text:s text:c="2"/>| <text:s text:c="2"/>| <text:s text:c="2"/>| <text:s text:c="2"/>c11 = '(6.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v : + (8/0)</text:p>
          </table:table-cell>
          <table:table-cell table:number-columns-repeated="8"/>
          <table:table-cell office:value-type="string" calcext:value-type="string">
            <text:p>| <text:s text:c="2"/>| <text:s text:c="2"/>c5 = p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h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-inf-0.5]' : - (3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 : + (2/1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0.5-2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 : + (3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2.5-6.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bb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11 = '(6.5-inf)' : + (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j : + (0/0)</text:p>
          </table:table-cell>
          <table:table-cell table:number-columns-repeated="8"/>
          <table:table-cell office:value-type="string" calcext:value-type="string">
            <text:p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n : + (0/0)</text:p>
          </table:table-cell>
          <table:table-cell table:number-columns-repeated="8"/>
          <table:table-cell office:value-type="string" calcext:value-type="string">
            <text:p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z : + (0/0)</text:p>
          </table:table-cell>
          <table:table-cell table:number-columns-repeated="8"/>
          <table:table-cell office:value-type="string" calcext:value-type="string">
            <text:p>| <text:s text:c="2"/>| <text:s text:c="2"/>c11 = '(-inf-0.5]' : - (4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dd : + (1/0)</text:p>
          </table:table-cell>
          <table:table-cell table:number-columns-repeated="8"/>
          <table:table-cell office:value-type="string" calcext:value-type="string">
            <text:p>| <text:s text:c="2"/>| <text:s text:c="2"/>c11 = '(0.5-2.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ff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-inf-22.62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2.625-28.46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34.21-inf)'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v : + (15/0)</text:p>
          </table:table-cell>
          <table:table-cell table:number-columns-repeated="8"/>
          <table:table-cell office:value-type="string" calcext:value-type="string">
            <text:p>| <text:s text:c="2"/>| <text:s text:c="2"/>| <text:s text:c="2"/>c2 = '(38.21-inf)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h</text:p>
          </table:table-cell>
          <table:table-cell table:number-columns-repeated="8"/>
          <table:table-cell office:value-type="string" calcext:value-type="string">
            <text:p>| <text:s text:c="2"/>| <text:s text:c="2"/>c11 = '(2.5-6.5]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g</text:p>
          </table:table-cell>
          <table:table-cell table:number-columns-repeated="8"/>
          <table:table-cell office:value-type="string" calcext:value-type="string">
            <text:p>| <text:s text:c="2"/>| <text:s text:c="2"/>c11 = '(6.5-inf)' : + (5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a : + (1/0)</text:p>
          </table:table-cell>
          <table:table-cell table:number-columns-repeated="8"/>
          <table:table-cell office:value-type="string" calcext:value-type="string">
            <text:p>c7 = j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| <text:s text:c="2"/>c1 = b : + (8/1)</text:p>
          </table:table-cell>
          <table:table-cell table:number-columns-repeated="8"/>
          <table:table-cell office:value-type="string" calcext:value-type="string">
            <text:p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p : + (1/0)</text:p>
          </table:table-cell>
          <table:table-cell table:number-columns-repeated="8"/>
          <table:table-cell office:value-type="string" calcext:value-type="string">
            <text:p>| <text:s text:c="2"/>| <text:s text:c="2"/>c1 = a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5 = gg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-inf-1.02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bb : + (6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j : + (0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n : + (1/0)</text:p>
          </table:table-cell>
          <table:table-cell table:number-columns-repeated="8"/>
          <table:table-cell office:value-type="string" calcext:value-type="string">
            <text:p>| <text:s text:c="2"/>| <text:s text:c="2"/>| <text:s text:c="2"/>c3 = '(7.375-inf)' : + (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z</text:p>
          </table:table-cell>
          <table:table-cell table:number-columns-repeated="8"/>
          <table:table-cell office:value-type="string" calcext:value-type="string">
            <text:p>| <text:s text:c="2"/>| <text:s text:c="2"/>c1 = b : - (0.0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a : + (1/0)</text:p>
          </table:table-cell>
          <table:table-cell table:number-columns-repeated="8"/>
          <table:table-cell office:value-type="string" calcext:value-type="string">
            <text:p>| <text:s text:c="2"/>c2 = '(22.625-28.46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| <text:s text:c="2"/>c1 = b : + (3/1)</text:p>
          </table:table-cell>
          <table:table-cell table:number-columns-repeated="8"/>
          <table:table-cell office:value-type="string" calcext:value-type="string">
            <text:p>| <text:s text:c="2"/>| <text:s text:c="2"/>c3 = '(-inf-1.02]' : + (1.02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dd : + (0/0)</text:p>
          </table:table-cell>
          <table:table-cell table:number-columns-repeated="8"/>
          <table:table-cell office:value-type="string" calcext:value-type="string">
            <text:p>| <text:s text:c="2"/>| <text:s text:c="2"/>c3 = '(1.02-2.855]' : - (2.01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ff : + (5/0)</text:p>
          </table:table-cell>
          <table:table-cell table:number-columns-repeated="8"/>
          <table:table-cell office:value-type="string" calcext:value-type="string">
            <text:p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7 = o : + (0/0)</text:p>
          </table:table-cell>
          <table:table-cell table:number-columns-repeated="8"/>
          <table:table-cell office:value-type="string" calcext:value-type="string">
            <text:p>| <text:s text:c="2"/>| <text:s text:c="2"/>c3 = '(7.375-inf)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2 = '(28.46-38.21]' : - (1.02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-inf-1.02]' : +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1.02-2.855]' : - (1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2.855-7.375]' : + (1.01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7.375-inf)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c7 = n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5 = g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5 = p : -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1.02-2.855]' : -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7.375-inf)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2 = '(22.625-28.46]' : + (0.02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2 = '(28.46-38.21]' : + (1.01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2 = '(38.21-inf)' : - (0.02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c7 = z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 = a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-inf-1.02]' : + (0.0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1.02-2.855]' : -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2.855-7.375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7.375-inf)' : +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 = b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-inf-1.02]' : + (0.05/0.02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1.02-2.855]' : - (0.0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2.855-7.37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-inf-0.5]' : - (1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0.5-2.5]'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2.5-6.5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6.5-inf)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-inf-0.5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0.5-2.5]'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2.5-6.5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11 = '(6.5-inf)' : + (3/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c7 = dd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-inf-22.625]'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2.625-28.46]' : - (1.01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8.46-38.21]' : +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38.21-inf)' : -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5 = p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-inf-22.625]' : -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2.625-28.46]' : + (0.02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8.46-38.21]' : +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38.21-inf)' : -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0.5-2.5]' : -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2.5-6.5]'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6.5-inf)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c7 = ff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-inf-0.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-inf-22.62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5 = g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5 = p : - (2.06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5 = gg : + (1.03/0.03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2.625-28.46]' : - (2.17/0.17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8.46-38.21]' : + (0.17/0.08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38.21-inf)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1 = a : - (2.08/0.08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1 = b : -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1.02-2.855]' : - (12.17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2.855-7.375]' : - (6.08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7.375-inf)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5 = g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2 = '(-inf-22.625]' : - (2.67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2 = '(22.625-28.46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| <text:s text:c="2"/>c2 = '(38.21-inf)' : + (1.33/0.33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5 = p : -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5 = gg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0.5-2.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-inf-22.625]' : -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2.625-28.46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28.46-38.21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| <text:s text:c="2"/>c2 = '(38.21-inf)'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1.02-2.855]' : - (4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2.855-7.375]' : -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3 = '(7.375-inf)' : - (5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2.5-6.5]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-inf-22.625]' : -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22.625-28.46]' : -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28.46-38.21]' : - (2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38.21-inf)' : +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11 = '(6.5-inf)'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-inf-22.625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22.625-28.46]' : + (0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28.46-38.21]' : - (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| <text:s text:c="2"/>c2 = '(38.21-inf)' : + (4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c7 = o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5 = g : - (1.01/0.01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5 = p : - (0.01/0)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| <text:s text:c="2"/>c5 = gg : + (1.01/0)</text:p>
          </table:table-cell>
          <table:table-cell table:number-columns-repeated="7"/>
        </table:table-row>
      </table:table>
      <table:table table:name="REPTree" table:style-name="ta1">
        <table:table-column table:style-name="co1" table:number-columns-repeated="30" table:default-cell-style-name="Default"/>
        <table:table-row table:style-name="ro1" table:number-rows-repeated="6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Discretized 2</text:p>
          </table:table-cell>
          <table:table-cell table:number-columns-repeated="9"/>
          <table:table-cell office:value-type="string" calcext:value-type="string">
            <text:p>Discretized 3</text:p>
          </table:table-cell>
          <table:table-cell table:number-columns-repeated="9"/>
          <table:table-cell office:value-type="string" calcext:value-type="string">
            <text:p>Discretized 4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ross-validation 10 folds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508" calcext:value-type="float">
            <text:p>508</text:p>
          </table:table-cell>
          <table:table-cell table:style-name="ce52" office:value-type="percentage" office:value="0.736232" calcext:value-type="percentage">
            <text:p>73.62%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520" calcext:value-type="float">
            <text:p>520</text:p>
          </table:table-cell>
          <table:table-cell table:style-name="ce52" office:value-type="percentage" office:value="0.753623" calcext:value-type="percentage">
            <text:p>75.36%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514" calcext:value-type="float">
            <text:p>514</text:p>
          </table:table-cell>
          <table:table-cell table:style-name="ce52" office:value-type="percentage" office:value="0.744928" calcext:value-type="percentage">
            <text:p>74.49%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82" calcext:value-type="float">
            <text:p>182</text:p>
          </table:table-cell>
          <table:table-cell table:style-name="ce52" office:value-type="percentage" office:value="0.263768" calcext:value-type="percentage">
            <text:p>26.38%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70" calcext:value-type="float">
            <text:p>170</text:p>
          </table:table-cell>
          <table:table-cell table:style-name="ce52" office:value-type="percentage" office:value="0.246377" calcext:value-type="percentage">
            <text:p>24.64%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176" calcext:value-type="float">
            <text:p>176</text:p>
          </table:table-cell>
          <table:table-cell table:style-name="ce52" office:value-type="percentage" office:value="0.255072" calcext:value-type="percentage">
            <text:p>25.51%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Percentage split 66%</text:p>
          </table:table-cell>
          <table:table-cell table:number-columns-repeated="4"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66" calcext:value-type="float">
            <text:p>166</text:p>
          </table:table-cell>
          <table:table-cell table:style-name="ce52" office:value-type="percentage" office:value="0.706383" calcext:value-type="percentage">
            <text:p>70.64%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73" calcext:value-type="float">
            <text:p>173</text:p>
          </table:table-cell>
          <table:table-cell table:style-name="ce52" office:value-type="percentage" office:value="0.73617" calcext:value-type="percentage">
            <text:p>73.62%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orrectly Classified Instances </text:p>
          </table:table-cell>
          <table:table-cell office:value-type="float" office:value="165" calcext:value-type="float">
            <text:p>165</text:p>
          </table:table-cell>
          <table:table-cell table:style-name="ce52" office:value-type="percentage" office:value="0.702128" calcext:value-type="percentage">
            <text:p>70.21%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69" calcext:value-type="float">
            <text:p>69</text:p>
          </table:table-cell>
          <table:table-cell table:style-name="ce52" office:value-type="percentage" office:value="0.293617" calcext:value-type="percentage">
            <text:p>29.36%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62" calcext:value-type="float">
            <text:p>62</text:p>
          </table:table-cell>
          <table:table-cell table:style-name="ce52" office:value-type="percentage" office:value="0.26383" calcext:value-type="percentage">
            <text:p>26.38%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Incorrectly Classified Instances </text:p>
          </table:table-cell>
          <table:table-cell office:value-type="float" office:value="70" calcext:value-type="float">
            <text:p>70</text:p>
          </table:table-cell>
          <table:table-cell table:style-name="ce52" office:value-type="percentage" office:value="0.297872" calcext:value-type="percentage">
            <text:p>29.79%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c11 = '(-inf-0.5]' : - (263/64) [132/34]</text:p>
          </table:table-cell>
          <table:table-cell table:number-columns-repeated="9"/>
          <table:table-cell office:value-type="string" calcext:value-type="string">
            <text:p>c11 = '(-inf-0.5]'</text:p>
          </table:table-cell>
          <table:table-cell table:number-columns-repeated="9"/>
          <table:table-cell office:value-type="string" calcext:value-type="string">
            <text:p>c11 = '(-inf-0.5]' : - (263/64) [132/34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11 = '(0.5-inf)'</text:p>
          </table:table-cell>
          <table:table-cell table:number-columns-repeated="9"/>
          <table:table-cell office:value-type="string" calcext:value-type="string">
            <text:p>| <text:s text:c="2"/>c7 = v</text:p>
          </table:table-cell>
          <table:table-cell table:number-columns-repeated="9"/>
          <table:table-cell office:value-type="string" calcext:value-type="string">
            <text:p>c11 = '(0.5-2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v</text:p>
          </table:table-cell>
          <table:table-cell table:number-columns-repeated="9"/>
          <table:table-cell office:value-type="string" calcext:value-type="string">
            <text:p>| <text:s text:c="2"/>| <text:s text:c="2"/>c2 = '(-inf-24]' : - (58.5/9.38) [35.35/9.58]</text:p>
          </table:table-cell>
          <table:table-cell table:number-columns-repeated="9"/>
          <table:table-cell office:value-type="string" calcext:value-type="string">
            <text:p>| <text:s text:c="2"/>c7 = v : - (47/21) [23/1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2 = '(-inf-28.46]'</text:p>
          </table:table-cell>
          <table:table-cell table:number-columns-repeated="9"/>
          <table:table-cell office:value-type="string" calcext:value-type="string">
            <text:p>| <text:s text:c="2"/>| <text:s text:c="2"/>c2 = '(24-34.21]' : - (52.29/8.92) [28.27/5]</text:p>
          </table:table-cell>
          <table:table-cell table:number-columns-repeated="9"/>
          <table:table-cell office:value-type="string" calcext:value-type="string">
            <text:p>| <text:s text:c="2"/>c7 = h : + (15/6) [8/1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3 = '(-inf-2.7925]'</text:p>
          </table:table-cell>
          <table:table-cell table:number-columns-repeated="9"/>
          <table:table-cell office:value-type="string" calcext:value-type="string">
            <text:p>| <text:s text:c="2"/>| <text:s text:c="2"/>c2 = '(34.21-inf)'</text:p>
          </table:table-cell>
          <table:table-cell table:number-columns-repeated="9"/>
          <table:table-cell office:value-type="string" calcext:value-type="string">
            <text:p>| <text:s text:c="2"/>c7 = bb : + (3/0) [2/1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a : - (9/3) [5.27/1.27]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c7 = j : - (0/0) [1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| <text:s text:c="2"/>c1 = b : + (24/9) [11.73/4]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-inf-1.52]' : - (9.93/1.92) [6/2]</text:p>
          </table:table-cell>
          <table:table-cell table:number-columns-repeated="9"/>
          <table:table-cell office:value-type="string" calcext:value-type="string">
            <text:p>| <text:s text:c="2"/>c7 = n : - (1/0) [0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| <text:s text:c="2"/>c3 = '(2.7925-inf)' : + (36.61/13) [11/1]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1.52-5.27]' : - (15.27/7) [7/0]</text:p>
          </table:table-cell>
          <table:table-cell table:number-columns-repeated="9"/>
          <table:table-cell office:value-type="string" calcext:value-type="string">
            <text:p>| <text:s text:c="2"/>c7 = z : + (2/0) [0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| <text:s text:c="2"/>c2 = '(28.46-inf)' : + (45.39/4) [25/8]</text:p>
          </table:table-cell>
          <table:table-cell table:number-columns-repeated="9"/>
          <table:table-cell office:value-type="string" calcext:value-type="string">
            <text:p>| <text:s text:c="2"/>| <text:s text:c="2"/>| <text:s text:c="2"/>| <text:s text:c="2"/>c3 = '(5.27-inf)' : + (7.85/3.58) [1/0]</text:p>
          </table:table-cell>
          <table:table-cell table:number-columns-repeated="9"/>
          <table:table-cell office:value-type="string" calcext:value-type="string">
            <text:p>| <text:s text:c="2"/>c7 = dd : - (0/0) [1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h : + (46/10) [24/2]</text:p>
          </table:table-cell>
          <table:table-cell table:number-columns-repeated="9"/>
          <table:table-cell office:value-type="string" calcext:value-type="string">
            <text:p>| <text:s text:c="2"/>| <text:s text:c="2"/>| <text:s text:c="2"/>c5 = p : - (8.63/2.24) [6.13/1]</text:p>
          </table:table-cell>
          <table:table-cell table:number-columns-repeated="9"/>
          <table:table-cell office:value-type="string" calcext:value-type="string">
            <text:p>| <text:s text:c="2"/>c7 = ff : - (9/1) [4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bb : + (11/1) [10/2]</text:p>
          </table:table-cell>
          <table:table-cell table:number-columns-repeated="9"/>
          <table:table-cell office:value-type="string" calcext:value-type="string">
            <text:p>| <text:s text:c="2"/>| <text:s text:c="2"/>| <text:s text:c="2"/>c5 = gg : - (0/0) [0/0]</text:p>
          </table:table-cell>
          <table:table-cell table:number-columns-repeated="9"/>
          <table:table-cell office:value-type="string" calcext:value-type="string">
            <text:p>| <text:s text:c="2"/>c7 = o : - (0/0) [0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j : + (1/0) [1/1]</text:p>
          </table:table-cell>
          <table:table-cell table:number-columns-repeated="9"/>
          <table:table-cell office:value-type="string" calcext:value-type="string">
            <text:p>| <text:s text:c="2"/>c7 = h</text:p>
          </table:table-cell>
          <table:table-cell table:number-columns-repeated="9"/>
          <table:table-cell office:value-type="string" calcext:value-type="string">
            <text:p>c11 = '(2.5-6.5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n : + (1/1) [1/0]</text:p>
          </table:table-cell>
          <table:table-cell table:number-columns-repeated="9"/>
          <table:table-cell office:value-type="string" calcext:value-type="string">
            <text:p>| <text:s text:c="2"/>| <text:s text:c="2"/>c5 = g</text:p>
          </table:table-cell>
          <table:table-cell table:number-columns-repeated="9"/>
          <table:table-cell office:value-type="string" calcext:value-type="string">
            <text:p>| <text:s text:c="2"/>c3 = '(-inf-1.02]'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z : + (5/1) [1/0]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-inf-24]' : - (10.13/5) [1.13/0.13]</text:p>
          </table:table-cell>
          <table:table-cell table:number-columns-repeated="9"/>
          <table:table-cell office:value-type="string" calcext:value-type="string">
            <text:p>| <text:s text:c="2"/>| <text:s text:c="2"/>c2 = '(-inf-22.625]' : - (4/0) [2/1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dd : + (0/0) [2/1]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24-34.21]' : - (10.13/4.13) [8/4]</text:p>
          </table:table-cell>
          <table:table-cell table:number-columns-repeated="9"/>
          <table:table-cell office:value-type="string" calcext:value-type="string">
            <text:p>| <text:s text:c="2"/>| <text:s text:c="2"/>c2 = '(22.625-28.46]' : + (6/2) [1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ff : - (18/6) [6/0]</text:p>
          </table:table-cell>
          <table:table-cell table:number-columns-repeated="9"/>
          <table:table-cell office:value-type="string" calcext:value-type="string">
            <text:p>| <text:s text:c="2"/>| <text:s text:c="2"/>| <text:s text:c="2"/>c2 = '(34.21-inf)' : + (13.55/4.3) [3/1]</text:p>
          </table:table-cell>
          <table:table-cell table:number-columns-repeated="9"/>
          <table:table-cell office:value-type="string" calcext:value-type="string">
            <text:p>| <text:s text:c="2"/>| <text:s text:c="2"/>c2 = '(28.46-38.21]' : + (2/1) [1/0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| <text:s text:c="2"/>c7 = o : + (0/0) [0/0]</text:p>
          </table:table-cell>
          <table:table-cell table:number-columns-repeated="9"/>
          <table:table-cell office:value-type="string" calcext:value-type="string">
            <text:p>| <text:s text:c="2"/>| <text:s text:c="2"/>c5 = p : - (10.19/2.12) [13.37/3.04]</text:p>
          </table:table-cell>
          <table:table-cell table:number-columns-repeated="9"/>
          <table:table-cell office:value-type="string" calcext:value-type="string">
            <text:p>| <text:s text:c="2"/>| <text:s text:c="2"/>c2 = '(38.21-inf)' : + (1/0) [2/1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gg : - (0/0) [0/0]</text:p>
          </table:table-cell>
          <table:table-cell table:number-columns-repeated="9"/>
          <table:table-cell office:value-type="string" calcext:value-type="string">
            <text:p>| <text:s text:c="2"/>c3 = '(1.02-2.855]'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bb</text:p>
          </table:table-cell>
          <table:table-cell table:number-columns-repeated="9"/>
          <table:table-cell office:value-type="string" calcext:value-type="string">
            <text:p>| <text:s text:c="2"/>| <text:s text:c="2"/>c7 = v : + (8/0) [4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-inf-24]' : + (3.34/1.34) [0.11/0]</text:p>
          </table:table-cell>
          <table:table-cell table:number-columns-repeated="9"/>
          <table:table-cell office:value-type="string" calcext:value-type="string">
            <text:p>| <text:s text:c="2"/>| <text:s text:c="2"/>c7 = h : + (4/2) [3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24-34.21]' : - (7.64/0.11) [6.11/2]</text:p>
          </table:table-cell>
          <table:table-cell table:number-columns-repeated="9"/>
          <table:table-cell office:value-type="string" calcext:value-type="string">
            <text:p>| <text:s text:c="2"/>| <text:s text:c="2"/>c7 = bb : + (1/0) [0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34.21-inf)' : - (17.67/2.22) [4.11/1]</text:p>
          </table:table-cell>
          <table:table-cell table:number-columns-repeated="9"/>
          <table:table-cell office:value-type="string" calcext:value-type="string">
            <text:p>| <text:s text:c="2"/>| <text:s text:c="2"/>c7 = j : + (0/0) [0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j : - (3.07/1.04) [3.04/1.01]</text:p>
          </table:table-cell>
          <table:table-cell table:number-columns-repeated="9"/>
          <table:table-cell office:value-type="string" calcext:value-type="string">
            <text:p>| <text:s text:c="2"/>| <text:s text:c="2"/>c7 = n : + (0/0) [0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n : - (2.05/1.02) [0.02/0.01]</text:p>
          </table:table-cell>
          <table:table-cell table:number-columns-repeated="9"/>
          <table:table-cell office:value-type="string" calcext:value-type="string">
            <text:p>| <text:s text:c="2"/>| <text:s text:c="2"/>c7 = z : + (0/0) [0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z : - (2.05/1.02) [0.02/0.01]</text:p>
          </table:table-cell>
          <table:table-cell table:number-columns-repeated="9"/>
          <table:table-cell office:value-type="string" calcext:value-type="string">
            <text:p>| <text:s text:c="2"/>| <text:s text:c="2"/>c7 = dd : + (0/0) [0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dd : - (4.09/1.05) [0.05/0.02]</text:p>
          </table:table-cell>
          <table:table-cell table:number-columns-repeated="9"/>
          <table:table-cell office:value-type="string" calcext:value-type="string">
            <text:p>| <text:s text:c="2"/>| <text:s text:c="2"/>c7 = ff : - (1/0) [1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ff</text:p>
          </table:table-cell>
          <table:table-cell table:number-columns-repeated="9"/>
          <table:table-cell office:value-type="string" calcext:value-type="string">
            <text:p>| <text:s text:c="2"/>| <text:s text:c="2"/>c7 = o : + (0/0) [0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g : - (12.34/0.14) [5.05/1.05]</text:p>
          </table:table-cell>
          <table:table-cell table:number-columns-repeated="9"/>
          <table:table-cell office:value-type="string" calcext:value-type="string">
            <text:p>| <text:s text:c="2"/>c3 = '(2.855-7.375]' : + (12/2) [8/1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p : - (13.25/0.15) [2.25/0.05]</text:p>
          </table:table-cell>
          <table:table-cell table:number-columns-repeated="9"/>
          <table:table-cell office:value-type="string" calcext:value-type="string">
            <text:p>| <text:s text:c="2"/>c3 = '(7.375-inf)' : + (20/0) [3/0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5 = gg : + (1.02/0.01) [0/0]</text:p>
          </table:table-cell>
          <table:table-cell table:number-columns-repeated="9"/>
          <table:table-cell office:value-type="string" calcext:value-type="string">
            <text:p>c11 = '(6.5-inf)' : + (61/4) [34/4]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| <text:s text:c="2"/>c7 = o : + (0/0) [2/1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c11 = '(0.5-3.5]'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v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-inf-24]'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-inf-1.52]' : - (10/4) [8/2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1.52-5.27]' : + (6.47/3) [4/1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| <text:s text:c="2"/>c3 = '(5.27-inf)' : + (12/6) [2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24-34.21]' : + (22.37/10) [8/4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| <text:s text:c="2"/>c2 = '(34.21-inf)' : + (9.15/1) [6/4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h : + (21/9) [9/1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bb : + (4/1) [2/1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j : - (0/0) [1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n : - (1/0) [0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z : + (2/0) [0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dd : - (0/0) [1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ff : - (9/1) [6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| <text:s text:c="2"/>c7 = o : + (0/0) [0/0]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c11 = '(3.5-inf)' : + (100/12) [51/4]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6:06:34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8-12-18T16:10:07.709000000</dc:date>
    <meta:editing-duration>PT9M34S</meta:editing-duration>
    <meta:editing-cycles>3</meta:editing-cycles>
    <meta:document-statistic meta:table-count="4" meta:cell-count="1740" meta:object-count="0"/>
  </office:meta>
</office:document-meta>
</file>